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1" svg:font-family="Arial, sans-serif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661cm" style:contextual-spacing="false" fo:line-height="100%" fo:text-align="justify" style:justify-single-word="false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.661cm" style:contextual-spacing="false" fo:line-height="100%" fo:text-align="justify" style:justify-single-word="false" fo:text-indent="0cm" style:auto-text-indent="false" fo:padding="0cm" fo:border="none"/>
      <style:text-properties fo:font-variant="normal" fo:text-transform="none" fo:color="#222222" style:text-line-through-style="none" style:text-line-through-type="none" style:font-name="Arial" fo:font-size="11pt" fo:letter-spacing="normal" fo:font-style="normal" style:text-underline-style="none" fo:font-weight="normal" style:text-blinking="false" style:font-size-asian="11pt" style:font-size-complex="11pt"/>
    </style:style>
    <style:style style:name="P3" style:family="paragraph" style:parent-style-name="Text_20_body">
      <style:paragraph-properties fo:margin-left="0cm" fo:margin-right="0cm" fo:margin-top="0cm" fo:margin-bottom="0.661cm" style:contextual-spacing="false" fo:line-height="100%" fo:text-align="justify" style:justify-single-word="false" fo:text-indent="0cm" style:auto-text-indent="false" fo:padding="0cm" fo:border="none"/>
      <style:text-properties fo:font-variant="normal" fo:text-transform="none" fo:color="#222222" style:text-line-through-style="none" style:text-line-through-type="none" style:font-name="Arial" fo:font-size="11pt" fo:letter-spacing="normal" fo:language="zxx" fo:country="none" fo:font-style="normal" style:text-underline-style="none" fo:font-weight="normal" style:text-blinking="false" style:font-size-asian="11pt" style:font-size-complex="11pt"/>
    </style:style>
    <style:style style:name="P4" style:family="paragraph" style:parent-style-name="Text_20_body">
      <style:paragraph-properties fo:margin-left="0cm" fo:margin-right="0cm" fo:margin-top="0cm" fo:margin-bottom="0.661cm" style:contextual-spacing="false" fo:line-height="100%" fo:text-align="justify" style:justify-single-word="false" fo:text-indent="0cm" style:auto-text-indent="false" fo:padding="0cm" fo:border="none"/>
      <style:text-properties style:font-name="Arial" fo:font-size="11pt" style:font-size-asian="11pt" style:font-size-complex="11pt"/>
    </style:style>
    <style:style style:name="P5" style:family="paragraph" style:parent-style-name="Heading_20_1">
      <style:paragraph-properties fo:margin-left="0cm" fo:margin-right="0cm" fo:margin-top="0cm" fo:margin-bottom="0.661cm" style:contextual-spacing="false" fo:line-height="100%" fo:text-align="justify" style:justify-single-word="false" fo:text-indent="0cm" style:auto-text-indent="false" fo:padding="0cm" fo:border="none"/>
      <style:text-properties fo:font-variant="normal" fo:text-transform="none" fo:color="#dc5519" style:text-line-through-style="none" style:text-line-through-type="none" style:font-name="Comic Sans MS" fo:font-size="24pt" fo:letter-spacing="normal" fo:font-style="normal" style:text-underline-style="none" fo:font-weight="normal" style:text-blinking="false" style:font-size-asian="24pt" style:font-size-complex="24pt"/>
    </style:style>
    <style:style style:name="P6" style:family="paragraph" style:parent-style-name="Text_20_body">
      <style:paragraph-properties fo:margin-left="0cm" fo:margin-right="0cm" fo:margin-top="0cm" fo:margin-bottom="0.161cm" style:contextual-spacing="false" fo:line-height="100%" fo:text-align="justify" style:justify-single-word="false" fo:text-indent="0cm" style:auto-text-indent="false" fo:padding="0cm" fo:border="none"/>
      <style:text-properties fo:font-variant="normal" fo:text-transform="none" fo:color="#222222" style:text-line-through-style="none" style:text-line-through-type="none" style:font-name="Comic Sans MS" fo:font-size="11pt" fo:letter-spacing="normal" fo:font-style="normal" style:text-underline-style="none" fo:font-weight="normal" style:text-blinking="false" style:font-size-asian="11pt" style:font-size-complex="11pt"/>
    </style:style>
    <style:style style:name="P7" style:family="paragraph" style:parent-style-name="Text_20_body">
      <style:paragraph-properties fo:margin-left="0cm" fo:margin-right="0cm" fo:margin-top="0cm" fo:margin-bottom="0.161cm" style:contextual-spacing="false" fo:line-height="100%" fo:text-align="justify" style:justify-single-word="false" fo:text-indent="0cm" style:auto-text-indent="false" fo:padding="0cm" fo:border="none"/>
      <style:text-properties fo:font-variant="normal" fo:text-transform="none" fo:color="#222222" style:text-line-through-style="none" style:text-line-through-type="none" style:font-name="Comic Sans MS" fo:font-size="11pt" fo:letter-spacing="normal" fo:font-style="normal" style:text-underline-style="none" fo:font-weight="bold" style:text-blinking="false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margin-left="0cm" fo:margin-right="0cm" fo:margin-top="0cm" fo:margin-bottom="0.161cm" style:contextual-spacing="false" fo:line-height="100%" fo:text-align="justify" style:justify-single-word="false" fo:text-indent="0cm" style:auto-text-indent="false" fo:padding="0cm" fo:border="none"/>
      <style:text-properties fo:font-variant="normal" fo:text-transform="none" fo:color="#222222" style:text-line-through-style="none" style:text-line-through-type="none" style:font-name="Arial" fo:font-size="11pt" fo:letter-spacing="normal" fo:font-style="normal" style:text-underline-style="none" fo:font-weight="normal" style:text-blinking="false" style:font-size-asian="11pt" style:font-size-complex="11pt"/>
    </style:style>
    <style:style style:name="P9" style:family="paragraph" style:parent-style-name="Text_20_body">
      <style:paragraph-properties fo:margin-left="0cm" fo:margin-right="0cm" fo:margin-top="0cm" fo:margin-bottom="0.161cm" style:contextual-spacing="false" fo:line-height="100%" fo:text-align="justify" style:justify-single-word="false" fo:text-indent="0cm" style:auto-text-indent="false" fo:padding="0cm" fo:border="none"/>
      <style:text-properties fo:font-variant="normal" fo:text-transform="none" fo:color="#222222" style:text-line-through-style="none" style:text-line-through-type="none" style:font-name="Arial" fo:font-size="11pt" fo:letter-spacing="normal" fo:font-style="normal" style:text-underline-style="none" fo:font-weight="normal" style:text-blinking="false" style:font-size-asian="11pt" style:font-weight-asian="normal" style:font-size-complex="11pt" style:font-weight-complex="normal"/>
    </style:style>
    <style:style style:name="P10" style:family="paragraph" style:parent-style-name="Text_20_body">
      <style:paragraph-properties fo:margin-left="0cm" fo:margin-right="0cm" fo:margin-top="0cm" fo:margin-bottom="0.161cm" style:contextual-spacing="false" fo:line-height="100%" fo:text-align="justify" style:justify-single-word="false" fo:text-indent="0cm" style:auto-text-indent="false" fo:padding="0cm" fo:border="none"/>
      <style:text-properties fo:font-variant="normal" fo:text-transform="none" fo:color="#222222" style:text-line-through-style="none" style:text-line-through-type="none" style:font-name="Arial" fo:font-size="11pt" fo:letter-spacing="normal" fo:font-style="normal" style:text-underline-style="none" fo:font-weight="bold" style:text-blinking="false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cm" fo:margin-right="0cm" fo:margin-top="0cm" fo:margin-bottom="0.161cm" style:contextual-spacing="false" fo:line-height="100%" fo:text-align="justify" style:justify-single-word="false" fo:text-indent="0cm" style:auto-text-indent="false" fo:padding="0cm" fo:border="none"/>
      <style:text-properties fo:font-variant="normal" fo:text-transform="none" fo:color="#222222" style:text-line-through-style="none" style:text-line-through-type="none" style:font-name="Arial" fo:font-size="11pt" fo:letter-spacing="normal" fo:font-style="normal" style:text-underline-style="none" fo:font-weight="normal" style:text-blinking="false" style:font-size-asian="11pt" style:font-size-complex="11pt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/>
      <style:text-properties fo:font-variant="normal" fo:text-transform="none" fo:color="#222222" style:text-line-through-style="none" style:text-line-through-type="none" style:font-name="Arial" fo:font-size="11pt" fo:letter-spacing="normal" fo:font-style="normal" style:text-underline-style="none" fo:font-weight="normal" style:text-blinking="false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/>
      <style:text-properties fo:font-variant="normal" fo:text-transform="none" fo:color="#222222" style:text-line-through-style="none" style:text-line-through-type="none" style:font-name="Arial" fo:font-size="11pt" fo:letter-spacing="normal" fo:font-style="normal" style:text-underline-style="none" fo:font-weight="normal" style:text-blinking="false" style:font-size-asian="11pt" style:font-size-complex="11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/>
      <style:text-properties fo:font-variant="normal" fo:text-transform="none" fo:color="#222222" style:text-line-through-style="none" style:text-line-through-type="none" style:font-name="Arial" fo:font-size="11pt" fo:letter-spacing="normal" fo:font-style="normal" style:text-underline-style="none" fo:font-weight="normal" style:text-blinking="false" style:font-size-asian="11pt" style:font-size-complex="11pt"/>
    </style:style>
    <style:style style:name="P15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fo:padding="0cm" fo:border="none"/>
      <style:text-properties fo:font-variant="normal" fo:text-transform="none" fo:color="#222222" style:text-line-through-style="none" style:text-line-through-type="none" style:font-name="Arial" fo:font-size="11pt" fo:letter-spacing="normal" fo:font-style="normal" style:text-underline-style="none" fo:font-weight="normal" style:text-blinking="false" style:font-size-asian="11pt" style:font-size-complex="11pt"/>
    </style:style>
    <style:style style:name="P16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7" style:family="paragraph" style:parent-style-name="Text_20_body">
      <style:paragraph-properties fo:text-align="justify" style:justify-single-word="false"/>
      <style:text-properties style:font-name="Arial1" fo:font-size="11pt" fo:language="zxx" fo:country="none" style:font-size-asian="11pt" style:font-size-complex="11pt"/>
    </style:style>
    <style:style style:name="P18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9" style:family="paragraph" style:parent-style-name="Text_20_body">
      <style:paragraph-properties fo:text-align="justify" style:justify-single-word="false"/>
      <style:text-properties fo:font-variant="normal" fo:text-transform="none" fo:color="#222222" style:text-line-through-style="none" style:text-line-through-type="none" style:font-name="Comic Sans MS" fo:font-size="11pt" fo:letter-spacing="normal" fo:font-style="normal" style:text-underline-style="none" fo:font-weight="normal" style:text-blinking="false" style:font-size-asian="11pt" style:font-size-complex="11pt"/>
    </style:style>
    <style:style style:name="P20" style:family="paragraph" style:parent-style-name="Text_20_body">
      <style:paragraph-properties fo:text-align="justify" style:justify-single-word="false"/>
      <style:text-properties style:font-name="Arial" fo:font-size="11pt" fo:language="zxx" fo:country="none" style:font-size-asian="11pt" style:font-size-complex="11pt"/>
    </style:style>
    <style:style style:name="P21" style:family="paragraph" style:parent-style-name="Text_20_body">
      <style:paragraph-properties fo:margin-left="0.635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22" style:family="paragraph" style:parent-style-name="Text_20_body">
      <style:paragraph-properties fo:margin-left="0cm" fo:margin-right="0cm" fo:text-align="justify" style:justify-single-word="false" fo:text-indent="1.931cm" style:auto-text-indent="false"/>
      <style:text-properties fo:font-size="11pt" style:font-size-asian="11pt" style:font-size-complex="11pt"/>
    </style:style>
    <style:style style:name="P23" style:family="paragraph" style:parent-style-name="Heading_20_1">
      <style:paragraph-properties fo:line-height="100%" fo:text-align="justify" style:justify-single-word="false"/>
      <style:text-properties fo:font-variant="normal" fo:text-transform="none" fo:color="#dc5519" style:font-name="Comic Sans MS" fo:font-size="24pt" fo:letter-spacing="normal" fo:font-style="normal" fo:font-weight="normal" style:font-size-asian="24pt" style:font-size-complex="24pt"/>
    </style:style>
    <style:style style:name="P24" style:family="paragraph" style:parent-style-name="Text_20_body">
      <style:paragraph-properties fo:margin-left="4.339cm" fo:margin-right="0cm" fo:text-align="justify" style:justify-single-word="false" fo:text-indent="0.476cm" style:auto-text-indent="false"/>
      <style:text-properties style:font-name="Arial1" fo:font-size="11pt" style:font-size-asian="11pt" style:font-size-complex="11pt"/>
    </style:style>
    <style:style style:name="P25" style:family="paragraph" style:parent-style-name="Text_20_body">
      <style:paragraph-properties fo:margin-left="1.244cm" fo:margin-right="0cm" fo:text-align="justify" style:justify-single-word="false" fo:text-indent="-0.238cm" style:auto-text-indent="false">
        <style:tab-stops/>
      </style:paragraph-properties>
      <style:text-properties fo:font-size="11pt" style:font-size-asian="11pt" style:font-size-complex="11pt"/>
    </style:style>
    <style:style style:name="P26" style:family="paragraph" style:parent-style-name="Text_20_body" style:list-style-name="L1">
      <style:paragraph-properties fo:margin-left="0cm" fo:margin-right="0cm" fo:margin-top="0cm" fo:margin-bottom="0.161cm" style:contextual-spacing="false" fo:line-height="100%" fo:text-align="justify" style:justify-single-word="false" fo:text-indent="0cm" style:auto-text-indent="false" fo:padding="0cm" fo:border="none"/>
      <style:text-properties fo:font-variant="normal" fo:text-transform="none" fo:color="#222222" style:text-line-through-style="none" style:text-line-through-type="none" style:font-name="Arial" fo:font-size="11pt" fo:letter-spacing="normal" fo:font-style="normal" style:text-underline-style="none" fo:font-weight="normal" style:text-blinking="false" style:font-size-asian="11pt" style:font-weight-asian="normal" style:font-size-complex="11pt" style:font-weight-complex="normal"/>
    </style:style>
    <style:style style:name="P27" style:family="paragraph" style:parent-style-name="Footer">
      <style:paragraph-properties fo:text-align="center" style:justify-single-word="false"/>
    </style:style>
    <style:style style:name="T1" style:family="text">
      <style:text-properties fo:font-variant="normal" fo:text-transform="none" fo:color="#222222" style:text-line-through-style="none" style:text-line-through-type="none" style:font-name="Comic Sans MS" fo:font-size="11.2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style:text-blinking="false"/>
    </style:style>
    <style:style style:name="T3" style:family="text">
      <style:text-properties style:font-name="Arial1"/>
    </style:style>
    <style:style style:name="T4" style:family="text">
      <style:text-properties style:font-name="Arial1" fo:font-weight="bold"/>
    </style:style>
    <style:style style:name="T5" style:family="text">
      <style:text-properties style:font-name="Arial1" fo:font-size="11pt" style:font-size-asian="11pt" style:font-size-complex="11pt"/>
    </style:style>
    <style:style style:name="T6" style:family="text">
      <style:text-properties style:font-name="Arial1" fo:font-size="11pt" fo:font-weight="bold" style:font-size-asian="11pt" style:font-size-complex="11pt"/>
    </style:style>
    <style:style style:name="T7" style:family="text">
      <style:text-properties style:font-name="Arial"/>
    </style:style>
    <style:style style:name="T8" style:family="text">
      <style:text-properties style:font-name="Arial" fo:font-weight="bold" style:font-weight-asian="bold" style:font-weight-complex="bold"/>
    </style:style>
    <style:style style:name="T9" style:family="text">
      <style:text-properties style:font-name="Arial" style:font-weight-asian="normal" style:font-weight-complex="normal"/>
    </style:style>
    <style:style style:name="T10" style:family="text">
      <style:text-properties officeooo:rsid="00042886"/>
    </style:style>
    <style:style style:name="T11" style:family="text">
      <style:text-properties officeooo:rsid="00059b4b"/>
    </style:style>
    <style:style style:name="T12" style:family="text">
      <style:text-properties officeooo:rsid="0007902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Operadores Lógicos ALL, ANY y EXISTS</text:h>
      <text:p text:style-name="P1"><text:span text:style-name="Emphasis"><text:span text:style-name="T1"/></text:span></text:p>
      <text:p text:style-name="P1"><text:span text:style-name="T1"><text:tab/></text:span><text:span text:style-name="T5">1.- Atributo Operador </text:span><text:span text:style-name="T6">ANY </text:span><text:span text:style-name="T5">( Conjunto )</text:span></text:p>
      <text:p text:style-name="P16"><text:tab/>Conjunto puede ser una lista de cadenas literales, valores numéricos o una subconsulta. <text:s/></text:p>
      <text:p text:style-name="P18"/>
      <text:p text:style-name="P18"><text:tab/><text:tab/> <text:span text:style-name="T3">Operador ( =, &lt;&gt;, &lt;, &gt;, &lt;=, &gt;= )</text:span></text:p>
      <text:p text:style-name="P16"><text:tab/><text:tab/>Atributo = ANY ( Conjunto ) <text:s text:c="2"/>&lt;==&gt; <text:s/>Atributo IN ( Conjunto )</text:p>
      <text:p text:style-name="P21"/>
      <text:p text:style-name="P21"><text:tab/>Ejemplos:</text:p>
      <text:p text:style-name="P21"><text:s/><text:tab/>Página = ANY(4,2,7) <text:s/>Los valores de página 2,4 y 7 son válidos. </text:p>
      <text:p text:style-name="P21"><text:s/><text:tab/>Página&lt;&gt;ANY(2,4,7) Es cierto para cualquier valor incluidos 2,4 y 7. Sólo daría</text:p>
      <text:p text:style-name="P24"><text:s text:c="7"/>falso cuando por ejemplo 2&lt;&gt; ANY (2,2,2)</text:p>
      <text:p text:style-name="P18"><text:s text:c="8"/><text:tab/> <text:s text:c="6"/><text:span text:style-name="T3">Página &lt; ANY(2,4,7) <text:s/>Es válido para valores &lt;= 6.</text:span></text:p>
      <text:p text:style-name="P18"><text:s text:c="7"/><text:tab/> <text:s text:c="6"/><text:span text:style-name="T3">Página &gt; ANY(2,4,7) <text:s/>Es válido para valores &gt;= 3.</text:span></text:p>
      <text:p text:style-name="P18"><text:s text:c="7"/><text:tab/> <text:s text:c="6"/><text:span text:style-name="T3">Página&lt;=ANY(2,4,7) <text:s/>Es válido para valores &lt;=7.</text:span></text:p>
      <text:p text:style-name="P16"><text:s text:c="18"/>Página&gt;=ANY(2,4,7) <text:s/>Es válido para valores &gt;= 2.</text:p>
      <text:p text:style-name="P18"/>
      <text:p text:style-name="P18"><text:span text:style-name="T3"><text:tab/>2.- Atributo Operador </text:span><text:span text:style-name="T4">ALL </text:span><text:span text:style-name="T3">( Conjunto )</text:span></text:p>
      <text:p text:style-name="P16"><text:tab/>Conjunto puede ser una lista de cadenas literales, valores numérico o una subconsulta. </text:p>
      <text:p text:style-name="P18"/>
      <text:p text:style-name="P18"><text:s text:c="29"/><text:span text:style-name="T3">Operador ( =, &lt;&gt;, &lt;, &gt;, &lt;=, &gt;= )</text:span></text:p>
      <text:p text:style-name="P16"><text:tab/><text:tab/> <text:s text:c="2"/>Atributo &lt;&gt;ALL ( Conjunto ) <text:s text:c="2"/>&lt;==&gt; <text:s/>Atributo NOT IN ( Conjunto )</text:p>
      <text:p text:style-name="P16"/>
      <text:p text:style-name="P16"><text:s text:c="8"/><text:tab/> <text:s text:c="2"/>Ejemplos: </text:p>
      <text:p text:style-name="P16"><text:tab/> <text:s text:c="2"/>Página = ALL(4,2,7) <text:s/>Caso anormal.</text:p>
      <text:p text:style-name="P16"><text:s/><text:tab/> <text:s text:c="2"/>Página&lt;&gt;ALL(2,4,7) <text:s/>Válido para cualquier valor distinto de 2,4 y 7.</text:p>
      <text:p text:style-name="P16"><text:s/><text:tab/> <text:s text:c="2"/>Página &lt; ALL(2,4,7) <text:s/>Es válido para valores &lt; 2.</text:p>
      <text:p text:style-name="P18"><text:s/><text:tab/> <text:s text:c="2"/><text:span text:style-name="T3">Página &gt; ALL(2,4,7) <text:s/>Es válido para valores &gt;7.</text:span></text:p>
      <text:p text:style-name="P18"><text:s/><text:tab/> <text:s text:c="2"/><text:span text:style-name="T3">Página&lt;=ALL(2,4,7) <text:s/>Es válido para valores &lt;=2.</text:span></text:p>
      <text:p text:style-name="P18"><text:tab/> <text:s text:c="2"/><text:span text:style-name="T3">Página&gt;=ALL(2,4,7) <text:s/>Es válido para valores &gt;=7.</text:span></text:p>
      <text:p text:style-name="P18"/>
      <text:p text:style-name="P25"><text:span text:style-name="T3"><text:tab/>3.- </text:span><text:span text:style-name="T4">EXISTS <text:s/></text:span><text:span text:style-name="T3">es una verificación de existencia. Se diferencia de ANY, ALL e IN en dos características:</text:span></text:p>
      <text:p text:style-name="P18"/>
      <text:p text:style-name="P22"><text:soft-page-break/><text:s/><text:span text:style-name="T3">- No se corresponde con una columna o columnas.</text:span></text:p>
      <text:p text:style-name="P22"><text:s/><text:span text:style-name="T3">- Se usa típicamente sólo con subconsultas.</text:span></text:p>
      <text:p text:style-name="P18"/>
      <text:p text:style-name="P17"><text:tab/><text:tab/> <text:s text:c="3"/>SELECT ........ WHERE [NOT] EXISTS ( subconsulta ) </text:p>
      <text:p text:style-name="P19"/>
      <text:h text:style-name="P5" text:outline-level="1">UNION, INTERSECT Y MINUS</text:h>
      <text:p text:style-name="P6"><text:tab/><text:span text:style-name="T8">UNION</text:span><text:span text:style-name="T7"> combina los resultados de dos consultas. Las filas duplicadas se reducen a una sóla.</text:span></text:p>
      <text:p text:style-name="P8"><text:tab/><text:tab/>SELECT COL1, COL2,... FROM TABLA1 …</text:p>
      <text:p text:style-name="P8"><text:s text:c="23"/>UNION</text:p>
      <text:p text:style-name="P8"><text:s/><text:tab/><text:tab/>SELECT COL1, COL2,... FROM TABLA2 …;</text:p>
      <text:p text:style-name="P8"/>
      <text:p text:style-name="P8"><text:tab/>SELECT NOMBRE FROM ALUM UNION SELECT NOMBRE FROM ANTIGUOS;</text:p>
      <text:p text:style-name="P8"><text:tab/>Con UNION ALL aparecerán las filas duplicadas.</text:p>
      <text:p text:style-name="P6"><text:s text:c="2"/></text:p>
      <text:p text:style-name="P10">LOS SIGUIENTES OPERADORES DE CONJUNTOS NO SON SOPORTADOS POR MYSQL PERO SÍ POR ORACLE, POR LO QUE ES INTERESANTE COMENTARLOS Y VER <text:s/>COMO PUEDEN IMPLEMENTARSE CON LOS OPERADORES CONOCIDOS HASTA EL MOMENTO.</text:p>
      <text:p text:style-name="P7"/>
      <text:p text:style-name="P6"><text:tab/><text:span text:style-name="T8">INTERSECT</text:span><text:span text:style-name="T7"> devuelve las filas que son iguales en ambas consultas. Las filas duplicadas aparecerán una sola vez.</text:span></text:p>
      <text:p text:style-name="P11"/>
      <text:p text:style-name="P11"><text:tab/><text:tab/>SELECT COL1, COL2,... FROM TABLA1 …</text:p>
      <text:p text:style-name="P11"><text:s text:c="24"/>INTERSECT</text:p>
      <text:p text:style-name="P8"><text:s/><text:tab/><text:tab/>SELECT COL1, COL2,... FROM TABLA2 …;</text:p>
      <text:p text:style-name="P8"/>
      <text:p text:style-name="P8"><text:tab/>SELECT NOMBRE FROM ALUM INTERSECT SELECT NOMBRE FROM ANTIGUOS;</text:p>
      <text:p text:style-name="P8"/>
      <text:p text:style-name="P8"><text:tab/>SELECT NOMBRE FROM ALUM WHERE</text:p>
      <text:p text:style-name="P8"><text:s text:c="11"/>NOMBRE IN (SELECT NOMBRE FROM ANTIGUOS);</text:p>
      <text:p text:style-name="P6"/>
      <text:p text:style-name="P6"><text:tab/><text:span text:style-name="T8">MINUS </text:span><text:span text:style-name="T9">devuelve aquellas filas que están en la primera select y que no están en la segunda select. Las filas duplicadas aparecerán una sóla vez.</text:span></text:p>
      <text:p text:style-name="P9"/>
      <text:p text:style-name="P11"><text:tab/>SELECT COL1, COL2,... FROM TABLA1 …</text:p>
      <text:p text:style-name="P8"><text:s text:c="12"/>MINUS</text:p>
      <text:p text:style-name="P8"><text:s/><text:tab/>SELECT COL1, COL2,... FROM TABLA2 …;</text:p>
      <text:p text:style-name="P8"/>
      <text:p text:style-name="P8"><text:soft-page-break/><text:tab/>SELECT NOMBRE, LOCALIDAD FROM ALUM </text:p>
      <text:p text:style-name="P8"><text:s text:c="12"/>MINUS</text:p>
      <text:p text:style-name="P8"><text:s text:c="12"/>SELECT NOMBRE, LOCALIDAD FROM ANTIGUOS;</text:p>
      <text:p text:style-name="P8"/>
      <text:p text:style-name="P8"><text:tab/>SELECT NOMBRE,LOCALIDAD FROM ALUM WHERE</text:p>
      <text:p text:style-name="P8"><text:s text:c="12"/>(NOMBRE,LOCALIDAD) NOT IN (SELECT NOMBRE,LOCALIDAD FROM ANTIGUOS); </text:p>
      <text:p text:style-name="P8"/>
      <text:p text:style-name="P8"><text:tab/>Seleccionar los nombres de la tabla ALUM que estén en la tabla NUEVOS y no estén en ANTIGUOS.</text:p>
      <text:p text:style-name="P8"/>
      <text:p text:style-name="P8"><text:tab/> SELECT NOMBRE FROM ALUM WHERE NOMBRE IN </text:p>
      <text:p text:style-name="P8"><text:s text:c="12"/>(SELECT NOMBRE FROM NUEVOS MINUS SELECT NOMBRE FROM ANTIGUOS);</text:p>
      <text:p text:style-name="P9"/>
      <text:p text:style-name="P11"><text:tab/>SELECT NOMBRE FROM ALUM WHERE NOMBRE IN </text:p>
      <text:p text:style-name="P9"><text:s text:c="12"/>(SELECT NOMBRE FROM NUEVOS) AND</text:p>
      <text:p text:style-name="P9"><text:s text:c="12"/>NOMBRE NOT IN (SELECT NOMBRE FROM ANTIGUOS);</text:p>
      <text:p text:style-name="P9"/>
      <text:p text:style-name="P9"><text:tab/>Las reglas para la utilización de los operadores MINUS, INTERSECT y UNION son:</text:p>
      <text:p text:style-name="P9"><text:tab/> <text:s text:c="5"/>- Los nombres de las columnas de las select no tienen por qué ser el mismo..</text:p>
      <text:list xml:id="list3292377332391710836" text:style-name="L1">
        <text:list-item>
          <text:list>
            <text:list-item>
              <text:list>
                <text:list-header>
                  <text:p text:style-name="P26"><text:s text:c="17"/>- Las select necesitan tener el mismo número de columnas.</text:p>
                  <text:p text:style-name="P26"><text:s text:c="17"/>- Los tipos de datos deben coincidir aunque la longitud no tiene que ser la misma.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6"><text:s text:c="17"/>- Es posible encadenar estos operadores entre si.</text:p>
                              <text:p text:style-name="P26"/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9"><text:tab/> <text:s text:c="3"/><text:tab/><text:tab/>(SELECT NOMBRE FROM ALUM </text:p>
      <text:p text:style-name="P9"><text:s text:c="35"/>UNION </text:p>
      <text:p text:style-name="P9"><text:s text:c="35"/>SELECT NOMBRE FROM ANTIGUOS)<text:tab/></text:p>
      <text:p text:style-name="P9"><text:s text:c="35"/>MINUS SELECT NOMBRE FROM NUEVOS;</text:p>
      <text:p text:style-name="P9"/>
      <text:p text:style-name="P20">EJERCICIOS</text:p>
      <text:p text:style-name="P20"/>
      <text:p text:style-name="P2">1.- Mostrar los datos de las líneas de pedidos <text:s/>cuya cantidad pedida sea igual a alguna cantidad vendida del producto 'AC345'.</text:p>
      <text:p text:style-name="P2">2.- Mostrar los datos de los clientes que no han realizado ningún pedido.</text:p>
      <text:p text:style-name="P3">3.- Mostrar los datos de las oficinas que no tienen ningún empleado.</text:p>
      <text:p text:style-name="P2">4.- Visualizar los códigos de los productos que hayan sido vendidos por pedido en una cantidad inferior a todas las cantidades vendidas por pedido del producto 'AC345'.</text:p>
      <text:p text:style-name="P2">5.- Visualizar los datos de los empleados cuya fecha de contrato sea anterior a alguna fecha de contrato de los empleados de la oficina 103 y que no pertenezcan a ella.</text:p>
      <text:p text:style-name="P2"><text:soft-page-break/>6.- Visualizar los datos de los empleados que tengan la misma cuota y la misma venta que el empleado 134.</text:p>
      <text:p text:style-name="P2">7.- Visualizar los números de empleados que sean representantes de algún cliente además de directores de alguna oficina.</text:p>
      <text:p text:style-name="P2">8.- Visualizar los números de los empleados que no son representantes de ningún cliente.</text:p>
      <text:p text:style-name="P2">9.- Mostrar los números de los empleados que no son directores de ninguna oficina.</text:p>
      <text:p text:style-name="P2">10.- Mostrar los códigos de los productos que no hayan sido pedidos hasta el momento. </text:p>
      <text:p text:style-name="P15">11.- Listar los códigos de los empleados que tienen algún pedido con importe superior a 10000 o que tengan una cuota inferior a 10000.</text:p>
      <text:p text:style-name="P14"/>
      <text:p text:style-name="P2">12.- Visualizar los números de pedidos y sus importes de aquellos pedidos en los uno de los productos vendidos en ellos tengan como descripción “Manivela”.</text:p>
      <text:p text:style-name="P4"><text:span text:style-name="T2">13.- Listar los números de clientes asignados a Viguer Sánchez, Antonio que al menos hayan hecho un pedido superior a 30000 y aquellos clientes d</text:span>el representante que nunca hicieron un pedido. </text:p>
      <text:p text:style-name="P13">14.- Listar los números de clientes que hayan <text:span text:style-name="T12">solicitado </text:span>todos <text:span text:style-name="T11">l</text:span>os productos <text:span text:style-name="T10">que ofrece </text:span>la empresa. <text:s/><text:span text:style-name="T11">Lógicamente, la solicitud de los mismos se habrá hecho en los diferentes pedidos</text:span> <text:span text:style-name="T11">del cliente, no todos en un único pedido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1" svg:font-family="Arial, sans-serif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ding-1" style:family="paragraph" style:parent-style-name="Standard">
      <style:paragraph-properties fo:margin-top="0.176cm" fo:margin-bottom="0.176cm" style:contextual-spacing="false"/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7z0" style:family="text">
      <style:text-properties fo:font-style="italic" fo:font-weight="normal" style:font-style-asian="italic" style:font-weight-asian="normal"/>
    </style:style>
    <style:style style:name="WW8Num4z0" style:family="text">
      <style:text-properties fo:font-style="italic" fo:font-weight="normal" style:font-style-asian="italic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7" text:consecutive-numbering="true">
      <text:list-level-style-number text:level="1" text:style-name="WW8Num1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2T09:14:18.53</meta:creation-date>
    <dc:date>2014-05-19T10:01:58.987000000</dc:date>
    <meta:editing-duration>PT4H38M42S</meta:editing-duration>
    <meta:editing-cycles>42</meta:editing-cycles>
    <meta:generator>LibreOffice/4.2.2.1$Windows_x86 LibreOffice_project/3be8cda0bddd8e430d8cda1ebfd581265cca5a0f</meta:generator>
    <meta:printed-by>saladillo saladillo</meta:printed-by>
    <meta:print-date>2013-04-01T09:01:18.31</meta:print-date>
    <meta:document-statistic meta:table-count="0" meta:image-count="0" meta:object-count="0" meta:page-count="4" meta:paragraph-count="85" meta:word-count="866" meta:character-count="5683" meta:non-whitespace-character-count="4359"/>
  </office:meta>
</office:document-meta>
</file>